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kti Narrow" svg:font-family="'Mukti Narrow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lankRow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kti Narrow" svg:font-family="'Mukti Narrow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Mukti Narrow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Mukti Narrow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51cm" fo:border-left="none" fo:border-right="none" fo:border-top="none" fo:border-bottom="0.06pt solid #999999"/>
      <style:text-properties fo:color="#808080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1cm" fo:margin-bottom="0.203cm" loext:contextual-spacing="false" fo:text-align="center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51cm" fo:margin-bottom="0.203cm" loext:contextual-spacing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1cm" fo:margin-bottom="0.203cm" loext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1cm" fo:margin-bottom="0.203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loext:contextual-spacing="false" fo:text-align="center" style:justify-single-word="false"/>
      <style:text-properties fo:color="#481d32" fo:font-weight="bold"/>
    </style:style>
    <style:style style:name="Figure" style:family="paragraph" style:parent-style-name="Caption" style:class="extra">
      <style:paragraph-properties fo:margin-top="0.051cm" fo:margin-bottom="0.051cm" loext:contextual-spacing="false" fo:text-align="center" style:justify-single-word="false"/>
      <style:text-properties fo:color="#355269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6T16:36:39.177959260</dc:date>
    <meta:editing-duration>PT1H40M34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